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6.2125in" fo:margin-left="0.0035in" fo:margin-top="0in" fo:margin-bottom="0in" table:align="left" style:writing-mode="page"/>
    </style:style>
    <style:style style:name="Table1.A" style:family="table-column">
      <style:table-column-properties style:column-width="6.2125in"/>
    </style:style>
    <style:style style:name="Table1.1" style:family="table-row">
      <style:table-row-properties style:min-row-height="2.3681in" fo:keep-together="auto"/>
    </style:style>
    <style:style style:name="Table1.A1" style:family="table-cell">
      <style:table-cell-properties fo:background-color="#c0c0c0" fo:padding-left="0.075in" fo:padding-right="0.075in" fo:padding-top="0in" fo:padding-bottom="0in" fo:border="0.5pt solid #000000">
        <style:background-image/>
      </style:table-cell-properties>
    </style:style>
    <style:style style:name="P1" style:family="paragraph" style:parent-style-name="Frame_20_contents">
      <style:paragraph-properties fo:margin-left="0.3437in"/>
    </style:style>
    <style:style style:name="P2" style:family="paragraph" style:parent-style-name="Frame_20_contents">
      <style:paragraph-properties fo:margin-left="0.5in"/>
    </style:style>
    <style:style style:name="P3" style:family="paragraph" style:parent-style-name="Standard">
      <style:paragraph-properties fo:margin-left="0.25in"/>
    </style:style>
    <style:style style:name="P4" style:family="paragraph" style:parent-style-name="Standard">
      <style:paragraph-properties fo:text-indent="0.5in" style:auto-text-indent="false"/>
    </style:style>
    <style:style style:name="P5" style:family="paragraph" style:parent-style-name="Standard">
      <style:paragraph-properties fo:margin-top="0in" fo:margin-bottom="0in" style:contextual-spacing="false" fo:break-before="page"/>
    </style:style>
    <style:style style:name="P6" style:family="paragraph" style:parent-style-name="Standard">
      <style:paragraph-properties fo:text-indent="0.5in" style:auto-text-indent="false"/>
      <style:text-properties officeooo:rsid="00165c5e" officeooo:paragraph-rsid="00165c5e"/>
    </style:style>
    <style:style style:name="P7" style:family="paragraph" style:parent-style-name="Standard">
      <style:paragraph-properties fo:text-indent="0.5in" style:auto-text-indent="false"/>
      <style:text-properties officeooo:rsid="001718c5" officeooo:paragraph-rsid="001718c5"/>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Frame_20_contents">
      <style:text-properties fo:color="#000000" loext:opacity="100%" style:font-name="Arial" fo:font-size="11pt" style:font-name-asian="Arial1" style:font-size-asian="11pt" style:font-name-complex="Arial1"/>
    </style:style>
    <style:style style:name="P11" style:family="paragraph" style:parent-style-name="Frame_20_contents">
      <style:paragraph-properties fo:margin-left="0.5in"/>
      <style:text-properties fo:color="#000000" loext:opacity="100%" style:font-name="Arial" fo:font-size="11pt" style:font-name-asian="Arial1" style:font-size-asian="11pt" style:font-name-complex="Arial1"/>
    </style:style>
    <style:style style:name="P12" style:family="paragraph" style:parent-style-name="Frame_20_contents">
      <style:paragraph-properties fo:margin-left="0.5in"/>
      <style:text-properties fo:color="#000000" loext:opacity="100%" style:font-name="Arial" fo:font-size="11pt" style:text-underline-style="solid" style:text-underline-width="auto" style:text-underline-color="font-color" style:font-name-asian="Arial1" style:font-size-asian="11pt" style:font-name-complex="Arial1"/>
    </style:style>
    <style:style style:name="P13" style:family="paragraph" style:parent-style-name="Frame_20_contents">
      <style:paragraph-properties fo:margin-left="0.5in"/>
      <style:text-properties fo:color="#000000" loext:opacity="100%" style:font-name="Courier New" fo:font-size="11pt" style:font-name-asian="Courier New1" style:font-size-asian="11pt" style:font-name-complex="Courier New1"/>
    </style:style>
    <style:style style:name="P14" style:family="paragraph" style:parent-style-name="Standard">
      <style:text-properties fo:font-weight="bold" style:font-weight-asian="bold"/>
    </style:style>
    <style:style style:name="P15" style:family="paragraph" style:parent-style-name="Standard">
      <style:text-properties officeooo:paragraph-rsid="001e15b6"/>
    </style:style>
    <style:style style:name="P16" style:family="paragraph" style:parent-style-name="Standard">
      <style:text-properties officeooo:rsid="001e15b6" officeooo:paragraph-rsid="001e15b6"/>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Standard">
      <style:paragraph-properties fo:text-align="center" style:justify-single-word="false"/>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margin-left="0.5in"/>
      <style:text-properties fo:font-size="11pt" officeooo:rsid="001c394e" officeooo:paragraph-rsid="001c394e" style:font-size-asian="11pt" style:font-size-complex="11pt"/>
    </style:style>
    <style:style style:name="P23" style:family="paragraph" style:parent-style-name="Standard">
      <style:paragraph-properties fo:margin-left="0.5in"/>
      <style:text-properties fo:font-size="11pt" style:font-size-asian="11pt" style:font-size-complex="11pt"/>
    </style:style>
    <style:style style:name="P24" style:family="paragraph" style:parent-style-name="Standard">
      <style:paragraph-properties fo:margin-left="0.5in"/>
    </style:style>
    <style:style style:name="P25" style:family="paragraph" style:parent-style-name="Standard" style:list-style-name="WWNum3"/>
    <style:style style:name="P26" style:family="paragraph" style:parent-style-name="Standard">
      <style:paragraph-properties fo:margin-left="0.5in" fo:text-indent="0.5in" style:auto-text-indent="false"/>
    </style:style>
    <style:style style:name="P27" style:family="paragraph" style:parent-style-name="Standard">
      <style:paragraph-properties fo:margin-left="0.5in"/>
      <style:text-properties officeooo:rsid="00165c5e" officeooo:paragraph-rsid="00165c5e"/>
    </style:style>
    <style:style style:name="P28" style:family="paragraph" style:parent-style-name="Standard" style:list-style-name="WWNum2"/>
    <style:style style:name="P29" style:family="paragraph" style:parent-style-name="Standard">
      <style:paragraph-properties fo:margin-left="0.5in" fo:text-indent="0.5in" style:auto-text-indent="false"/>
      <style:text-properties style:font-name="Courier New" fo:font-size="11pt" style:font-name-asian="Courier New1" style:font-size-asian="11pt" style:font-name-complex="Courier New1" style:font-size-complex="11pt"/>
    </style:style>
    <style:style style:name="P30" style:family="paragraph" style:parent-style-name="Standard">
      <style:text-properties style:font-name="Courier New" fo:font-size="11pt" officeooo:paragraph-rsid="00185611" style:font-name-asian="Courier New1" style:font-size-asian="11pt" style:font-name-complex="Courier New1" style:font-size-complex="11pt"/>
    </style:style>
    <style:style style:name="P31" style:family="paragraph" style:parent-style-name="Standard">
      <style:text-properties style:font-name="Courier New" fo:font-size="11pt" officeooo:rsid="001a6c88" officeooo:paragraph-rsid="001a6c88" style:font-name-asian="Courier New1" style:font-size-asian="11pt" style:font-name-complex="Courier New1" style:font-size-complex="11pt"/>
    </style:style>
    <style:style style:name="P32" style:family="paragraph" style:parent-style-name="Standard">
      <style:text-properties style:font-name="Courier New" fo:font-size="11pt" officeooo:rsid="001c394e" officeooo:paragraph-rsid="001a6c88" style:font-name-asian="Courier New1" style:font-size-asian="11pt" style:font-name-complex="Courier New1" style:font-size-complex="11pt"/>
    </style:style>
    <style:style style:name="P33" style:family="paragraph" style:parent-style-name="Standard">
      <style:paragraph-properties fo:margin-left="0.5in"/>
      <style:text-properties style:font-name="Courier New" fo:font-size="11pt" style:font-name-asian="Courier New1" style:font-size-asian="11pt" style:font-name-complex="Courier New1" style:font-size-complex="11pt"/>
    </style:style>
    <style:style style:name="P34" style:family="paragraph" style:parent-style-name="Standard">
      <style:text-properties style:font-name="Courier New" fo:font-size="10pt" style:font-name-asian="Courier New1" style:font-size-asian="10pt" style:font-name-complex="Courier New1" style:font-size-complex="10pt"/>
    </style:style>
    <style:style style:name="P35" style:family="paragraph" style:parent-style-name="Standard">
      <style:paragraph-properties fo:text-indent="0.5in" style:auto-text-indent="false"/>
      <style:text-properties style:font-name="Courier New" fo:font-size="10pt" style:font-name-asian="Courier New1" style:font-size-asian="10pt" style:font-name-complex="Courier New1" style:font-size-complex="10pt"/>
    </style:style>
    <style:style style:name="P36" style:family="paragraph" style:parent-style-name="Standard">
      <style:paragraph-properties fo:margin-left="0.5in"/>
      <style:text-properties officeooo:rsid="001718c5" officeooo:paragraph-rsid="001718c5"/>
    </style:style>
    <style:style style:name="P37" style:family="paragraph" style:parent-style-name="Standard">
      <style:text-properties officeooo:rsid="001718c5" officeooo:paragraph-rsid="001718c5"/>
    </style:style>
    <style:style style:name="P38" style:family="paragraph" style:parent-style-name="Standard" style:list-style-name="WWNum1"/>
    <style:style style:name="P39" style:family="paragraph" style:parent-style-name="Standard">
      <style:text-properties officeooo:rsid="001a6c88" officeooo:paragraph-rsid="001a6c88"/>
    </style:style>
    <style:style style:name="P40" style:family="paragraph" style:parent-style-name="Standard">
      <style:text-properties officeooo:rsid="00185611" officeooo:paragraph-rsid="00185611"/>
    </style:style>
    <style:style style:name="P41" style:family="paragraph" style:parent-style-name="Standard" style:list-style-name="WWNum4"/>
    <style:style style:name="P42" style:family="paragraph" style:parent-style-name="Standard" style:master-page-name="Standard">
      <style:paragraph-properties style:page-number="1"/>
    </style:style>
    <style:style style:name="P43" style:family="paragraph">
      <loext:graphic-properties draw:fill="solid" draw:fill-color="#c0c0c0"/>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style:font-name="Courier New" fo:font-size="11pt" style:font-name-asian="Courier New1" style:font-size-asian="11pt" style:font-name-complex="Courier New1" style:font-size-complex="11pt"/>
    </style:style>
    <style:style style:name="T7" style:family="text">
      <style:text-properties style:font-name="Courier New" fo:font-size="11pt" officeooo:rsid="001718c5" style:font-name-asian="Courier New1" style:font-size-asian="11pt" style:font-name-complex="Courier New1" style:font-size-complex="11pt"/>
    </style:style>
    <style:style style:name="T8" style:family="text">
      <style:text-properties style:font-name="Courier New" fo:font-size="11pt" officeooo:rsid="001a6c88" style:font-name-asian="Courier New1" style:font-size-asian="11pt" style:font-name-complex="Courier New1" style:font-size-complex="11pt"/>
    </style:style>
    <style:style style:name="T9" style:family="text">
      <style:text-properties style:font-name="Courier New" fo:font-size="11pt" fo:font-weight="bold" style:font-name-asian="Courier New1" style:font-size-asian="11pt" style:font-weight-asian="bold" style:font-name-complex="Courier New1" style:font-size-complex="11pt"/>
    </style:style>
    <style:style style:name="T10" style:family="text">
      <style:text-properties style:font-name="Courier New" style:font-name-asian="Courier New1" style:font-name-complex="Courier New1"/>
    </style:style>
    <style:style style:name="T11" style:family="text">
      <style:text-properties style:font-name="Courier New" fo:font-weight="bold" style:font-name-asian="Courier New1" style:font-weight-asian="bold" style:font-name-complex="Courier New1"/>
    </style:style>
    <style:style style:name="T12" style:family="text">
      <style:text-properties style:font-name="Courier New" fo:font-size="10pt" style:font-name-asian="Courier New1" style:font-size-asian="10pt" style:font-name-complex="Courier New1" style:font-size-complex="10pt"/>
    </style:style>
    <style:style style:name="T13" style:family="text">
      <style:text-properties fo:font-weight="bold" style:font-weight-asian="bold"/>
    </style:style>
    <style:style style:name="T14" style:family="text">
      <style:text-properties fo:color="#000000" loext:opacity="100%" style:font-name="Arial" fo:font-size="11pt" style:font-name-asian="Arial1" style:font-size-asian="11pt" style:font-name-complex="Arial1"/>
    </style:style>
    <style:style style:name="T15" style:family="text">
      <style:text-properties fo:color="#000000" loext:opacity="100%" style:font-name="Arial" fo:font-size="11pt" style:text-underline-style="solid" style:text-underline-width="auto" style:text-underline-color="font-color" style:font-name-asian="Arial1" style:font-size-asian="11pt" style:font-name-complex="Arial1"/>
    </style:style>
    <style:style style:name="T16" style:family="text">
      <style:text-properties fo:color="#000000" loext:opacity="100%" style:font-name="Arial" fo:font-size="11pt" fo:font-style="italic" style:font-name-asian="Arial1" style:font-size-asian="11pt" style:font-style-asian="italic" style:font-name-complex="Arial1"/>
    </style:style>
    <style:style style:name="T17" style:family="text">
      <style:text-properties fo:color="#000000" loext:opacity="100%" style:font-name="Arial" style:font-name-asian="Arial1" style:font-name-complex="Arial1"/>
    </style:style>
    <style:style style:name="T18" style:family="text">
      <style:text-properties fo:color="#000000" loext:opacity="100%" style:font-name="Courier New" fo:font-size="11pt" style:font-name-asian="Courier New1" style:font-size-asian="11pt" style:font-name-complex="Courier New1"/>
    </style:style>
    <style:style style:name="T19" style:family="text">
      <style:text-properties fo:color="#000000" loext:opacity="100%" style:font-name="Courier New" fo:font-size="11pt" style:text-underline-style="solid" style:text-underline-width="auto" style:text-underline-color="font-color" style:font-name-asian="Courier New1" style:font-size-asian="11pt" style:font-name-complex="Courier New1"/>
    </style:style>
    <style:style style:name="T20" style:family="text">
      <style:text-properties fo:color="#ff0000" loext:opacity="100%" style:font-name="Times" fo:font-weight="bold" style:font-name-asian="Times1" style:font-weight-asian="bold" style:font-name-complex="Times1"/>
    </style:style>
    <style:style style:name="T21" style:family="text">
      <style:text-properties officeooo:rsid="00165c5e"/>
    </style:style>
    <style:style style:name="T22" style:family="text">
      <style:text-properties officeooo:rsid="001718c5"/>
    </style:style>
    <style:style style:name="T23" style:family="text">
      <style:text-properties officeooo:rsid="001fc788"/>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svg:stroke-linecap="butt" draw:fill="solid" draw:fill-color="#c0c0c0" draw:textarea-vertical-align="top" draw:auto-grow-height="false" fo:min-height="8.2492in" fo:min-width="5.8217in" fo:padding-top="0.05in" fo:padding-bottom="0.05in" fo:padding-left="0.1in" fo:padding-right="0.1in" fo:wrap-option="wrap" loext:decorative="false" fo:margin-left="0.1193in" fo:margin-right="0.119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23"># </text:span>Author: <text:s text:c="10"/>Martin Solum<text:line-break/># Date: <text:s text:c="12"/>29OCT2024Tue<text:line-break/># Course: <text:s text:c="10"/>CIS129<text:line-break/># Instructor: <text:s text:c="6"/>Brittany Griwzow<text:line-break/># Assignment: <text:s text:c="6"/>Module 7 assignment lab<text:line-break/># Exercise: <text:s text:c="8"/>lab 7-3 The Dice Game.</text:p>
      <text:p text:style-name="Standard"/>
      <text:p text:style-name="P19" loext:marker-style-name="T2"><text:span text:style-name="T1">Lab: <text:s/>Functions</text:span></text:p>
      <text:p text:style-name="Standard">This lab accompanies Chapter 4 - Functions in <text:span text:style-name="T4">Intro to Python for Computer Science and Data Science: Learning to Program with AI, Big Data and The Cloud.</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7"><text:a xlink:type="simple" xlink:href="#__RefHeading___Toc1783_2259364755" text:style-name="Index_20_Link" text:visited-style-name="Index_20_Link">Lab 7.1 – Functions and Pseudocode<text:tab/>1</text:a></text:p>
          <text:p text:style-name="P18"><text:a xlink:type="simple" xlink:href="#__RefHeading___Toc1777_2259364755" text:style-name="Index_20_Link" text:visited-style-name="Index_20_Link">Writing Your Own Function that Returns an Integer<text:tab/>1</text:a></text:p>
          <text:p text:style-name="P18"><text:a xlink:type="simple" xlink:href="#__RefHeading___Toc1779_2259364755" text:style-name="Index_20_Link" text:visited-style-name="Index_20_Link">Writing Your Own Function that Returns a Boolean Value<text:tab/>2</text:a></text:p>
          <text:p text:style-name="P18"><text:a xlink:type="simple" xlink:href="#__RefHeading___Toc1781_2259364755" text:style-name="Index_20_Link" text:visited-style-name="Index_20_Link">Using Mathematical Library Function: sqrt<text:tab/>3</text:a></text:p>
          <text:p text:style-name="P18"><text:a xlink:type="simple" xlink:href="#__RefHeading___Toc1785_2259364755" text:style-name="Index_20_Link" text:visited-style-name="Index_20_Link">Using Formatting Functions<text:tab/>4</text:a></text:p>
          <text:p text:style-name="P17"><text:a xlink:type="simple" xlink:href="#__RefHeading___Toc1791_2259364755" text:style-name="Index_20_Link" text:visited-style-name="Index_20_Link">Lab 7.2 – Python Code and Random<text:tab/>6</text:a></text:p>
        </text:index-body>
      </text:table-of-content>
      <text:p text:style-name="Standard"/>
      <text:h text:style-name="Heading_20_1" text:outline-level="1"><text:bookmark-start text:name="__RefHeading___Toc1783_2259364755"/>Lab 7.1 – Functions and Pseudocode<text:bookmark-end text:name="__RefHeading___Toc1783_2259364755"/><text:span text:style-name="T1"/></text:h>
      <text:p text:style-name="P20" loext:marker-style-name="T2"/>
      <table:table table:name="Table1" table:style-name="Table1">
        <table:table-column table:style-name="Table1.A"/>
        <table:table-row table:style-name="Table1.1">
          <table:table-cell table:style-name="Table1.A1" office:value-type="string">
            <text:p text:style-name="Standard" loext:marker-style-name="T5"><text:span text:style-name="T5">Critical Review</text:span><text:span text:style-name="T5"/></text:p>
            <text:p text:style-name="P21" loext:marker-style-name="T5"/>
            <text:p text:style-name="P24" loext:marker-style-name="T5"><text:span text:style-name="T5">You have been coding with modules in pseudocode and functions when using Python. <text:s/></text:span><text:span text:style-name="T5"/></text:p>
            <text:p text:style-name="P22" loext:marker-style-name="T5"/>
            <text:p text:style-name="P24" loext:marker-style-name="T5"><text:span text:style-name="T5">You modules in pseudocode can be made into functions by returning a value.</text:span><text:span text:style-name="T5"/></text:p>
            <text:p text:style-name="P23" loext:marker-style-name="T5"/>
            <text:p text:style-name="P24" loext:marker-style-name="T6"><text:span text:style-name="T5">A function is a special type of module that returns a value back to the part of the program that called it. <text:s/></text:span><text:span text:style-name="T6"/></text:p>
            <text:p text:style-name="P23" loext:marker-style-name="T5"/>
            <text:p text:style-name="P24" loext:marker-style-name="T5"><text:span text:style-name="T5">Most programming languages provide a library of prewritten functions that perform commonly needed tasks.</text:span><text:span text:style-name="T5"/></text:p>
            <text:p text:style-name="P23" loext:marker-style-name="T5"/>
            <text:p text:style-name="P24" loext:marker-style-name="T5"><text:span text:style-name="T5">Library functions are built into the programming language and you can call them as needed. <text:s/>They are commonly performed tasks.</text:span><text:span text:style-name="T5"/></text:p>
            <text:p text:style-name="P21" loext:marker-style-name="T5"/>
          </table:table-cell>
        </table:table-row>
      </table:table>
      <text:p text:style-name="Standard"/>
      <text:h text:style-name="Heading_20_2" text:outline-level="2"><text:bookmark-start text:name="__RefHeading___Toc1777_2259364755"/>Writing Your Own Function that Returns an Integer<text:bookmark-end text:name="__RefHeading___Toc1777_2259364755"/></text:h>
      <text:p text:style-name="Standard"><text:span text:style-name="T13">Step 1: </text:span><text:s/>A function contains three parts: a header, a body, and a return statement. <text:s/>The first is a function header which specifies the data type of the value that is to be returned, <text:soft-page-break/>the name of the function, and any parameter variables used by the function to accept arguments. The body is comprised of one or more statements that are executed when the function is called. <text:s/>In the following space, complete the following: (Reference: Writing Your Own Functions). <text:s/></text:p>
      <text:p text:style-name="Standard"/>
      <text:list text:style-name="WWNum3">
        <text:list-item>
          <text:p text:style-name="P25">Write a function with the header named <text:span text:style-name="T10">addTen</text:span>. <text:s/></text:p>
        </text:list-item>
        <text:list-item>
          <text:p text:style-name="P25">The function will accept an <text:span text:style-name="T10">Integer</text:span> variable named <text:span text:style-name="T10">number</text:span>. <text:s/></text:p>
        </text:list-item>
        <text:list-item>
          <text:p text:style-name="P25">The function body will ask the user to enter a number and the add 10 to the number. <text:s/>The answer will be stored in the <text:span text:style-name="T10">variable</text:span> number.</text:p>
        </text:list-item>
        <text:list-item>
          <text:p text:style-name="P25">The <text:span text:style-name="T10">return</text:span> statement will return the value of <text:span text:style-name="T10">number</text:span>.</text:p>
        </text:list-item>
      </text:list>
      <text:p text:style-name="P3"/>
      <text:p text:style-name="P24" loext:marker-style-name="T6"><text:span text:style-name="T6">Function </text:span><text:span text:style-name="T9">a.</text:span><text:span text:style-name="T6">__________ <text:s/></text:span><text:span text:style-name="T9">b.</text:span><text:span text:style-name="T6">____________ (</text:span><text:span text:style-name="T9">c.</text:span><text:span text:style-name="T6">______________)</text:span></text:p>
      <text:p text:style-name="P24" loext:marker-style-name="T6"><text:span text:style-name="T6"><text:tab/>Display "Enter a number:"</text:span><text:span text:style-name="T6"/></text:p>
      <text:p text:style-name="P24" loext:marker-style-name="T6"><text:span text:style-name="T6"><text:tab/>Input </text:span><text:span text:style-name="T9">d.</text:span><text:span text:style-name="T6">_________________</text:span></text:p>
      <text:p text:style-name="P26" loext:marker-style-name="T6"><text:span text:style-name="T6">Set </text:span><text:span text:style-name="T9">e.</text:span><text:span text:style-name="T6">_____________ = number + 10</text:span></text:p>
      <text:p text:style-name="P24" loext:marker-style-name="T6"><text:span text:style-name="T6">Return </text:span><text:span text:style-name="T9">f.</text:span><text:span text:style-name="T6">___________________</text:span></text:p>
      <text:p text:style-name="P24" loext:marker-style-name="T6"><text:span text:style-name="T6"/></text:p>
      <text:p text:style-name="P27" loext:marker-style-name="T6"><text:span text:style-name="T6">def addTen( number ):</text:span></text:p>
      <text:p text:style-name="P27" loext:marker-style-name="T6"><text:span text:style-name="T6"><text:tab/>number = int( input( “Enter a number: “ ))</text:span></text:p>
      <text:p text:style-name="P27" loext:marker-style-name="T6"><text:span text:style-name="T6"><text:tab/>return number + 10</text:span></text:p>
      <text:p text:style-name="Standard" loext:marker-style-name="T6"><text:span text:style-name="T6"><text:tab/></text:span><text:span text:style-name="T6"/></text:p>
      <text:p text:style-name="Standard"><text:span text:style-name="T13">Step 2: <text:s/></text:span>In the following space, write a function call to your function from Step 1.</text:p>
      <text:p text:style-name="Standard"/>
      <text:p text:style-name="P4"><text:span text:style-name="T6">Set number = </text:span><text:s/>____________________ (__________________) <text:span text:style-name="T21">~&gt;</text:span></text:p>
      <text:p text:style-name="P6">number = andTen( number )</text:p>
      <text:p text:style-name="P14"><text:s text:c="3"/><text:tab/></text:p>
      <text:h text:style-name="Heading_20_2" text:outline-level="2"><text:bookmark-start text:name="__RefHeading___Toc1779_2259364755"/>Writing Your Own Function that Returns a Boolean Value<text:bookmark-end text:name="__RefHeading___Toc1779_2259364755"/></text:h>
      <text:p text:style-name="Standard"><text:span text:style-name="T13">Step 1: </text:span><text:s/>A Boolean function will either return a true or a false value. <text:s/>You can use these functions to test a condition. <text:s/>They are useful for simplifying complex conditions that are tested in decision and repetition structures. In the following space, complete the following: (Reference: Returning Boolean Values). <text:s/></text:p>
      <text:p text:style-name="Standard"/>
      <text:list text:style-name="WWNum2">
        <text:list-item>
          <text:p text:style-name="P28">Write a function named <text:span text:style-name="T10">gender</text:span>. <text:s/>The function accepts no arguments.</text:p>
        </text:list-item>
        <text:list-item>
          <text:p text:style-name="P28">The function will declare a local Boolean variable named <text:span text:style-name="T10">answer</text:span>, and a local <text:span text:style-name="T10">String</text:span> variable named <text:span text:style-name="T10">type</text:span>.</text:p>
        </text:list-item>
        <text:list-item>
          <text:p text:style-name="P28">The function body will ask the user to enter their gender, and store the user's input in the <text:span text:style-name="T10">type</text:span> variable. </text:p>
        </text:list-item>
        <text:list-item>
          <text:p text:style-name="P28">The function will determine whether the user entered "male" or "female" with an <text:span text:style-name="T10">if</text:span> statement.</text:p>
        </text:list-item>
        <text:list-item>
          <text:p text:style-name="P28">The <text:span text:style-name="T10">return</text:span> statement will return the value of <text:span text:style-name="T10">answer</text:span>.</text:p>
        </text:list-item>
      </text:list>
      <text:p text:style-name="P3"/>
      <text:p text:style-name="P24" loext:marker-style-name="T6"><text:span text:style-name="T6">Function </text:span><text:span text:style-name="T9">a.</text:span><text:span text:style-name="T6">__________ <text:s/></text:span><text:span text:style-name="T9">b.</text:span><text:span text:style-name="T6">____________ ()</text:span></text:p>
      <text:p text:style-name="P24" loext:marker-style-name="T6"><text:span text:style-name="T6"><text:tab/>Declare Boolean answer</text:span><text:span text:style-name="T6"/></text:p>
      <text:p text:style-name="P24" loext:marker-style-name="T6"><text:soft-page-break/><text:span text:style-name="T6"><text:tab/>Declare String type</text:span></text:p>
      <text:p text:style-name="P26" loext:marker-style-name="T6"><text:span text:style-name="T6">Display "Enter your gender (male or female):"</text:span><text:span text:style-name="T6"/></text:p>
      <text:p text:style-name="P24" loext:marker-style-name="T6"><text:span text:style-name="T6"><text:tab/>Input </text:span><text:span text:style-name="T9">c.</text:span><text:span text:style-name="T6">_________________</text:span></text:p>
      <text:p text:style-name="P26" loext:marker-style-name="T6"><text:span text:style-name="T6">If (</text:span><text:span text:style-name="T9">d.</text:span><text:span text:style-name="T6">___________ == "male") then</text:span></text:p>
      <text:p text:style-name="P26" loext:marker-style-name="T6"><text:span text:style-name="T6"><text:tab/>answer = False</text:span><text:span text:style-name="T6"/></text:p>
      <text:p text:style-name="P26" loext:marker-style-name="T6"><text:span text:style-name="T6">Else</text:span><text:span text:style-name="T6"/></text:p>
      <text:p text:style-name="P26" loext:marker-style-name="T6"><text:span text:style-name="T6"><text:tab/>answer = True</text:span><text:span text:style-name="T6"/></text:p>
      <text:p text:style-name="P26" loext:marker-style-name="T6"><text:span text:style-name="T6">End If</text:span><text:span text:style-name="T6"/></text:p>
      <text:p text:style-name="P29" loext:marker-style-name="T6"/>
      <text:p text:style-name="P24" loext:marker-style-name="T6"><text:span text:style-name="T6">Return </text:span><text:span text:style-name="T9">e.</text:span><text:span text:style-name="T6">___________________ </text:span><text:span text:style-name="T7">~&gt;</text:span></text:p>
      <text:p text:style-name="P24" loext:marker-style-name="T6"><text:span text:style-name="T7"/></text:p>
      <text:p text:style-name="P36" loext:marker-style-name="T6"><text:span text:style-name="T6">def gender():</text:span></text:p>
      <text:p text:style-name="P36" loext:marker-style-name="T6"><text:span text:style-name="T6"><text:tab/>answer = True</text:span></text:p>
      <text:p text:style-name="P36" loext:marker-style-name="T6"><text:span text:style-name="T6"><text:tab/>type = “”</text:span></text:p>
      <text:p text:style-name="P36" loext:marker-style-name="T6"><text:span text:style-name="T6"><text:tab/>type = input( “Enter your gender (male or female):” )</text:span></text:p>
      <text:p text:style-name="P36" loext:marker-style-name="T6"><text:span text:style-name="T6"><text:tab/>if type == “male”:</text:span></text:p>
      <text:p text:style-name="P36" loext:marker-style-name="T6"><text:span text:style-name="T6"><text:tab/><text:tab/>answer = False</text:span></text:p>
      <text:p text:style-name="P36" loext:marker-style-name="T6"><text:span text:style-name="T6"><text:tab/>else</text:span></text:p>
      <text:p text:style-name="P36" loext:marker-style-name="T6"><text:span text:style-name="T6"><text:tab/><text:tab/>answer = True</text:span></text:p>
      <text:p text:style-name="P36" loext:marker-style-name="T6"><text:span text:style-name="T6"><text:tab/>return answer</text:span></text:p>
      <text:p text:style-name="Standard" loext:marker-style-name="T6"><text:span text:style-name="T6"><text:tab/></text:span><text:span text:style-name="T6"/></text:p>
      <text:p text:style-name="Standard"><text:span text:style-name="T13">Step 2: <text:s/></text:span>In the following space, write a function call to your function from Step 1.</text:p>
      <text:p text:style-name="Standard"/>
      <text:p text:style-name="P4"><text:span text:style-name="T6">Set answer = </text:span><text:s/>____________________ () <text:span text:style-name="T22">~&gt;</text:span></text:p>
      <text:p text:style-name="P4"/>
      <text:p text:style-name="P7">answer = gender()</text:p>
      <text:p text:style-name="P20" loext:marker-style-name="T2"/>
      <text:h text:style-name="Heading_20_2" text:outline-level="2"><text:bookmark-start text:name="__RefHeading___Toc1781_2259364755"/><text:span text:style-name="T13">Using Mathematical Library Function: </text:span><text:span text:style-name="T11">sqrt</text:span><text:bookmark-end text:name="__RefHeading___Toc1781_2259364755"/></text:h>
      <text:p text:style-name="Standard"><text:span text:style-name="T13">Step 1: </text:span><text:s/>The <text:span text:style-name="T10">sqrt</text:span> function accepts an argument and returns the square root of the argument. <text:s text:c="2"/>In the following space, complete the following: (Reference: The sqrt Function). <text:s/></text:p>
      <text:p text:style-name="Standard"/>
      <text:list text:style-name="WWNum1">
        <text:list-item>
          <text:p text:style-name="P38">Declare a variable named <text:span text:style-name="T10">myNumber</text:span> and a variable named <text:span text:style-name="T10">squareRoot</text:span> of the data type <text:span text:style-name="T10">Real</text:span>.</text:p>
        </text:list-item>
        <text:list-item>
          <text:p text:style-name="P38">Ask the user to enter a number of which they want to find the square root. Store the input in <text:span text:style-name="T10">myNumber</text:span>.</text:p>
        </text:list-item>
        <text:list-item>
          <text:p text:style-name="P38">Call the <text:span text:style-name="T10">sqrt</text:span> function to determine the square root of <text:span text:style-name="T10">myNumber</text:span>.</text:p>
        </text:list-item>
        <text:list-item>
          <text:p text:style-name="P38">Display the square root to the screen. <text:s/></text:p>
        </text:list-item>
      </text:list>
      <text:p text:style-name="P3"/>
      <text:p text:style-name="P24" loext:marker-style-name="T6"><text:span text:style-name="T6">Declare Integer </text:span><text:span text:style-name="T9">a.</text:span><text:span text:style-name="T6">___________________</text:span></text:p>
      <text:p text:style-name="P24" loext:marker-style-name="T6"><text:span text:style-name="T6">Declare Real </text:span><text:span text:style-name="T9">b.</text:span><text:span text:style-name="T6">______________________</text:span></text:p>
      <text:p text:style-name="Standard" loext:marker-style-name="T6"><text:span text:style-name="T6"><text:tab/>Display "Enter a number:"</text:span><text:span text:style-name="T6"/></text:p>
      <text:p text:style-name="Standard" loext:marker-style-name="T6"><text:span text:style-name="T6"><text:tab/>Input </text:span><text:span text:style-name="T9">c.</text:span><text:span text:style-name="T6">_________________________</text:span></text:p>
      <text:p text:style-name="Standard" loext:marker-style-name="T6"><text:span text:style-name="T6"><text:tab/>Set </text:span><text:span text:style-name="T9">d.</text:span><text:span text:style-name="T6">______________ = _______________________</text:span></text:p>
      <text:p text:style-name="Standard" loext:marker-style-name="T6"><text:span text:style-name="T6"><text:tab/>Display "The square root is ", </text:span><text:span text:style-name="T9">e.</text:span><text:span text:style-name="T6">____________________ </text:span><text:span text:style-name="T7">~&gt;</text:span></text:p>
      <text:p text:style-name="P39" loext:marker-style-name="T6"><text:soft-page-break/><text:span text:style-name="T7"><text:line-break/>f</text:span><text:span text:style-name="T6">rom math import sqrt<text:line-break/></text:span></text:p>
      <text:p text:style-name="P37" loext:marker-style-name="T6"><text:span text:style-name="T6">def sqrt():</text:span></text:p>
      <text:p text:style-name="P40" loext:marker-style-name="T6"><text:span text:style-name="T6"><text:tab/>myNumber = int( input( “Enter a number: “ ))</text:span></text:p>
      <text:p text:style-name="P40" loext:marker-style-name="T6"><text:span text:style-name="T6"><text:tab/></text:span><text:span text:style-name="T8">squareRoot = sqrt( myNumber )</text:span></text:p>
      <text:p text:style-name="P40" loext:marker-style-name="T6"><text:span text:style-name="T8"><text:tab/>print( “The square root is “, squareRoot )</text:span></text:p>
      <text:p text:style-name="P30" loext:marker-style-name="T6"/>
      <text:h text:style-name="Heading_20_2" text:outline-level="2"><text:bookmark-start text:name="__RefHeading___Toc1785_2259364755"/>Using Formatting Functions<text:bookmark-end text:name="__RefHeading___Toc1785_2259364755"/></text:h>
      <text:p text:style-name="Standard"><text:span text:style-name="T13">Step 1: </text:span><text:s/>Most languages provide one or more functions that format numbers in some way. <text:s/>A common use of formatting functions is to format numbers as currency amounts. <text:s/>While a specific programming language will have its own name for formatting currency, use the function <text:span text:style-name="T10">currencyFormat</text:span> for pseudocode. <text:s text:c="2"/>In the following space, complete the following: (Reference: Formatting Functions). <text:s/></text:p>
      <text:p text:style-name="Standard"/>
      <text:list text:style-name="WWNum4">
        <text:list-item>
          <text:p text:style-name="P41">Declare a variable named <text:span text:style-name="T10">subtotal</text:span>, a constant variable named <text:span text:style-name="T10">tax</text:span> set to the rate of .06, and a variable named <text:span text:style-name="T10">total</text:span>.</text:p>
        </text:list-item>
        <text:list-item>
          <text:p text:style-name="P41">Ask the user to enter the subtotal. <text:s/>Store the input in <text:span text:style-name="T10">subtotal</text:span>.</text:p>
        </text:list-item>
        <text:list-item>
          <text:p text:style-name="P41">Calculate the total as <text:span text:style-name="T10">subtotal + subtotal * tax</text:span>.</text:p>
        </text:list-item>
        <text:list-item>
          <text:p text:style-name="P41">Make a call to the <text:span text:style-name="T10">currencyFormat</text:span> function and pass it <text:span text:style-name="T10">total</text:span>. <text:s/>Display the value that is returned from the function on the screen.</text:p>
        </text:list-item>
      </text:list>
      <text:p text:style-name="P3"/>
      <text:p text:style-name="P24" loext:marker-style-name="T6"><text:span text:style-name="T6">Declare Real </text:span><text:span text:style-name="T9">a.</text:span><text:span text:style-name="T6">___________________</text:span></text:p>
      <text:p text:style-name="P24" loext:marker-style-name="T6"><text:span text:style-name="T6">Declare Constant Real </text:span><text:span text:style-name="T9">b.</text:span><text:span text:style-name="T6">______________________</text:span></text:p>
      <text:p text:style-name="P24" loext:marker-style-name="T6"><text:span text:style-name="T6">Declare Real </text:span><text:span text:style-name="T9">c.</text:span><text:span text:style-name="T6">____________________________</text:span></text:p>
      <text:p text:style-name="Standard" loext:marker-style-name="T6"><text:span text:style-name="T6"><text:tab/>Display "Enter the subtotal:"</text:span><text:span text:style-name="T6"/></text:p>
      <text:p text:style-name="Standard" loext:marker-style-name="T6"><text:span text:style-name="T6"><text:tab/>Input </text:span><text:span text:style-name="T9">d.</text:span><text:span text:style-name="T6">_________________________</text:span></text:p>
      <text:p text:style-name="Standard" loext:marker-style-name="T6"><text:span text:style-name="T6"><text:tab/>Set </text:span><text:span text:style-name="T9">e.</text:span><text:span text:style-name="T6">______________ = _______________________</text:span></text:p>
      <text:p text:style-name="Standard" loext:marker-style-name="T6"><text:span text:style-name="T6"><text:tab/>Display "The total is $", </text:span><text:span text:style-name="T9">f.</text:span><text:span text:style-name="T6">____________(________) </text:span><text:span text:style-name="T8">~&gt;</text:span></text:p>
      <text:p text:style-name="P31" loext:marker-style-name="T6"/>
      <text:p text:style-name="P31" loext:marker-style-name="T6"/>
      <text:p text:style-name="P32" loext:marker-style-name="T6">tax = .06</text:p>
      <text:p text:style-name="P32" loext:marker-style-name="T6">subtotal = 0.0</text:p>
      <text:p text:style-name="P32" loext:marker-style-name="T6">total = 0.0</text:p>
      <text:p text:style-name="P32" loext:marker-style-name="T6"/>
      <text:p text:style-name="P32" loext:marker-style-name="T6">def currencyFormat( amt ):</text:p>
      <text:p text:style-name="P32" loext:marker-style-name="T6"><text:s text:c="4"/>return '${:,.2f}'.format( amt )</text:p>
      <text:p text:style-name="P32" loext:marker-style-name="T6"/>
      <text:p text:style-name="P32" loext:marker-style-name="T6">subtotal = float( input( 'Enter the subtotal: ' ))</text:p>
      <text:p text:style-name="P32" loext:marker-style-name="T6">total = subtotal + subtotal * tax<text:tab/></text:p>
      <text:p text:style-name="P32" loext:marker-style-name="T6">total = currencyFormat( total )</text:p>
      <text:p text:style-name="P32" loext:marker-style-name="T6">print( total )</text:p>
      <text:p text:style-name="P31" loext:marker-style-name="T6"/>
      <text:p text:style-name="Standard"/>
      <text:p text:style-name="P15"><text:span text:style-name="T1"/></text:p>
      <text:p text:style-name="P15"><text:bookmark-start text:name="__RefHeading___Toc1787_2259364755"/><text:soft-page-break/><text:span text:style-name="T1">Lab 7.2 – Python Code and Random <text:line-break/></text:span>The goal of this lab is to convert the Dice Game to Python code. <text:s/><draw:custom-shape text:anchor-type="char" draw:z-index="0" draw:name="Rectangle 1" draw:style-name="gr1" draw:text-style-name="P43" svg:width="6.0213in" svg:height="8.3488in" svg:x="0in" svg:y="0.139in"><text:p text:style-name="P10">Critical Review</text:p><text:p text:style-name="P1"/><text:p text:style-name="P11">A value-returning function is a function that returns a value back to the part of the program that called it. <text:s/>In Python, you have been using value-returning functions and those that do not. <text:s/></text:p><text:p text:style-name="P2"/><text:p text:style-name="P2"><text:span text:style-name="T14">Recall the function calls from Lab 6-4. <text:s/>The first call returns number back to the </text:span><text:span text:style-name="T18">number</text:span><text:span text:style-name="T14"> variable. <text:s/>The second call just displays a value and there is no need to return a value. <text:s/></text:span></text:p><text:p text:style-name="P2"/><text:p text:style-name="P13">number = getNumber(number) <text:s/># value returning function </text:p><text:p text:style-name="P13">printAverage(averageScores) # function returns no value</text:p><text:p text:style-name="P2"/><text:p text:style-name="Frame_20_contents"><text:span text:style-name="T18"><text:tab/></text:span><text:span text:style-name="T15">Standard Library Functions</text:span></text:p><text:p text:style-name="P2"><text:span text:style-name="T14">Python comes with a </text:span><text:span text:style-name="T16">standard</text:span><text:span text:style-name="T14"> </text:span><text:span text:style-name="T16">library</text:span><text:span text:style-name="T14"> of functions that have already been written for you. These functions, known as </text:span><text:span text:style-name="T16">library functions,</text:span><text:span text:style-name="T14"> make a programmer’s job easier because they perform many of the tasks that programmers commonly need to perform. In fact, you have already used several of Python's library functions. Some of the functions that you have used are </text:span><text:span text:style-name="T18">input</text:span><text:span text:style-name="T14">, </text:span><text:span text:style-name="T18">input</text:span><text:span text:style-name="T14">, and </text:span><text:span text:style-name="T18">range</text:span><text:span text:style-name="T14">. Python has many other library functions. </text:span></text:p><text:p text:style-name="P2"/><text:p text:style-name="P2"><text:span text:style-name="T15">The </text:span><text:span text:style-name="T19">random</text:span><text:span text:style-name="T15"> Function</text:span></text:p><text:p text:style-name="P2"><text:span text:style-name="T14">In order to use the </text:span><text:span text:style-name="T18">random</text:span><text:span text:style-name="T14"> function in Python, you must import the </text:span><text:span text:style-name="T18">random</text:span><text:span text:style-name="T14"> library. <text:s/>This loads the library into memory so that you can use the functions that exist within it. <text:s/>To do this, simply add the following line to the top of your code:</text:span></text:p><text:p text:style-name="P13">import random <text:s text:c="2"/></text:p><text:p text:style-name="P2"/><text:p text:style-name="P2"><text:span text:style-name="T14">One of the functions in the </text:span><text:span text:style-name="T18">random</text:span><text:span text:style-name="T14"> library is the </text:span><text:span text:style-name="T18">random.random.int( )</text:span><text:span text:style-name="T14"> module. <text:s/>This function accepts two arguments with the first being the starting number and the second being the ending number. <text:s/>The following is how you would get a random number between 1 and 6.</text:span></text:p><text:p text:style-name="P2"/><text:p text:style-name="P13">p1number = random.randint(1, 6)</text:p><text:p text:style-name="P2"/><text:p text:style-name="P12">Writing your own Value-Returning Functions</text:p><text:p text:style-name="P11">We have already written our own value returning functions that return one variable to the place where the function was called. <text:s/></text:p><text:p text:style-name="P2"/><text:p text:style-name="P2"><text:span text:style-name="T14">However, you can also return more than one value in Python. <text:s/>Th</text:span><text:span text:style-name="T17">e function call might look as follows:</text:span></text:p><text:p text:style-name="P2"/><text:p text:style-name="P13">playerOne, playerTwo = inputNames(playerOne, playerTwo)</text:p><text:p text:style-name="P2"/><text:p text:style-name="P2"><text:span text:style-name="T14">The </text:span><text:span text:style-name="T18">return</text:span><text:span text:style-name="T14"> statement looks as follows:</text:span></text:p><text:p text:style-name="P2"/><text:p text:style-name="P13">return playerOne, playerTwo</text:p><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_RefHeading___Toc1787_2259364755"/></text:p>
      <text:h text:style-name="Heading_20_1" text:outline-level="1"><text:bookmark-start text:name="__RefHeading___Toc1791_2259364755"/><text:soft-page-break/>Lab 7.2 – Python Code and Random<text:bookmark-end text:name="__RefHeading___Toc1791_2259364755"/></text:h>
      <text:p text:style-name="P16"/>
      <text:p text:style-name="Standard"><text:span text:style-name="T13">Step 1: <text:s/></text:span>Start Visual Studio Code.. <text:s/>Prior to entering code, save your file by clicking on File and then Save. <text:s/>Select your location and save this file as <text:span text:style-name="T3">Lab</text:span>7<text:span text:style-name="T3">.py</text:span>. <text:s/>Be sure to include the .py extension. <text:s/></text:p>
      <text:p text:style-name="Standard"/>
      <text:p text:style-name="Standard"><text:span text:style-name="T13">Step 2: <text:s/></text:span>Document the first few lines of your program to include your name, the date, and a brief description of what the program does. <text:s/></text:p>
      <text:p text:style-name="Standard"/>
      <text:p text:style-name="Standard"><text:span text:style-name="T13">Step</text:span> <text:span text:style-name="T13">3: <text:s/></text:span>Start your program with the following code for main: <text:s/></text:p>
      <text:p text:style-name="Standard"/>
      <text:p text:style-name="Standard" loext:marker-style-name="T12"><text:span text:style-name="T12"># Lab 7-3 The Dice Game</text:span><text:span text:style-name="T12"/></text:p>
      <text:p text:style-name="Standard" loext:marker-style-name="T12"><text:span text:style-name="T12"># add libraries needed</text:span><text:span text:style-name="T12"/></text:p>
      <text:p text:style-name="P34" loext:marker-style-name="T12"/>
      <text:p text:style-name="Standard" loext:marker-style-name="T12"><text:span text:style-name="T12"># the main function</text:span><text:span text:style-name="T12"/></text:p>
      <text:p text:style-name="Standard" loext:marker-style-name="T12"><text:span text:style-name="T12">def main():</text:span><text:span text:style-name="T12"/></text:p>
      <text:p text:style-name="Standard" loext:marker-style-name="T12"><text:span text:style-name="T12"><text:s text:c="4"/>print()</text:span><text:span text:style-name="T12"/></text:p>
      <text:p text:style-name="P34" loext:marker-style-name="T12"/>
      <text:p text:style-name="Standard" loext:marker-style-name="T12"><text:span text:style-name="T12"><text:s text:c="4"/># initialize variables</text:span><text:span text:style-name="T12"/></text:p>
      <text:p text:style-name="Standard" loext:marker-style-name="T12"><text:span text:style-name="T12"><text:s text:c="4"/></text:span><text:span text:style-name="T12"/></text:p>
      <text:p text:style-name="P34" loext:marker-style-name="T12"/>
      <text:p text:style-name="Standard" loext:marker-style-name="T12"><text:span text:style-name="T12"><text:s text:c="4"/># call to inputNames</text:span><text:span text:style-name="T12"/></text:p>
      <text:p text:style-name="P34" loext:marker-style-name="T12"/>
      <text:p text:style-name="P34" loext:marker-style-name="T12"/>
      <text:p text:style-name="Standard" loext:marker-style-name="T12"><text:span text:style-name="T12"><text:s text:c="4"/># while loop to run program again</text:span><text:span text:style-name="T12"/></text:p>
      <text:p text:style-name="Standard" loext:marker-style-name="T12"><text:span text:style-name="T12"><text:s text:c="4"/>while endProgram == 'no':</text:span><text:span text:style-name="T12"/></text:p>
      <text:p text:style-name="P34" loext:marker-style-name="T12"/>
      <text:p text:style-name="Standard" loext:marker-style-name="T12"><text:span text:style-name="T12"><text:s text:c="8"/># populate variables</text:span><text:span text:style-name="T12"/></text:p>
      <text:p text:style-name="Standard" loext:marker-style-name="T12"><text:span text:style-name="T12"><text:s text:c="8"/></text:span><text:span text:style-name="T12"/></text:p>
      <text:p text:style-name="P34" loext:marker-style-name="T12"/>
      <text:p text:style-name="Standard" loext:marker-style-name="T12"><text:span text:style-name="T12"><text:s text:c="8"/># call to rollDice</text:span><text:span text:style-name="T12"/></text:p>
      <text:p text:style-name="P34" loext:marker-style-name="T12"/>
      <text:p text:style-name="P34" loext:marker-style-name="T12"/>
      <text:p text:style-name="Standard" loext:marker-style-name="T12"><text:span text:style-name="T12"><text:s text:c="8"/># call to displayInfo</text:span><text:span text:style-name="T12"/></text:p>
      <text:p text:style-name="P34" loext:marker-style-name="T12"/>
      <text:p text:style-name="P34" loext:marker-style-name="T12"/>
      <text:p text:style-name="Standard" loext:marker-style-name="T12"><text:span text:style-name="T12"><text:s text:c="8"/>endProgram = input('Do you want to end program? (yes/no): ')</text:span><text:span text:style-name="T12"/></text:p>
      <text:p text:style-name="P34" loext:marker-style-name="T12"/>
      <text:p text:style-name="P34" loext:marker-style-name="T12"/>
      <text:p text:style-name="Standard" loext:marker-style-name="T12"><text:span text:style-name="T12">#this function gets the players names</text:span><text:span text:style-name="T12"/></text:p>
      <text:p text:style-name="P34" loext:marker-style-name="T12"/>
      <text:p text:style-name="P34" loext:marker-style-name="T12"/>
      <text:p text:style-name="Standard" loext:marker-style-name="T12"><text:span text:style-name="T12">#this function will get the random values</text:span><text:span text:style-name="T12"/></text:p>
      <text:p text:style-name="P21" loext:marker-style-name="T5"/>
      <text:p text:style-name="P34" loext:marker-style-name="T12"/>
      <text:p text:style-name="Standard" loext:marker-style-name="T5"><text:span text:style-name="T12">#this function displays the winner</text:span><text:span text:style-name="T6"/></text:p>
      <text:p text:style-name="P35" loext:marker-style-name="T12"/>
      <text:p text:style-name="P34" loext:marker-style-name="T12"/>
      <text:p text:style-name="Standard" loext:marker-style-name="T12"><text:span text:style-name="T12"># calls main</text:span><text:span text:style-name="T12"/></text:p>
      <text:p text:style-name="Standard" loext:marker-style-name="T12"><text:span text:style-name="T12">main()</text:span><text:span text:style-name="T12"/></text:p>
      <text:p text:style-name="P34" loext:marker-style-name="T12"/>
      <text:p text:style-name="P34" loext:marker-style-name="T12"/>
      <text:p text:style-name="P5"><text:span text:style-name="T13">Step 4: <text:s/></text:span>Under the comment for adding libraries, add the following statement:</text:p>
      <text:p text:style-name="P33" loext:marker-style-name="T6"/>
      <text:p text:style-name="P24" loext:marker-style-name="T6"><text:span text:style-name="T6">import random <text:s/></text:span><text:span text:style-name="T6"/></text:p>
      <text:p text:style-name="Standard"/>
      <text:p text:style-name="Standard"><text:span text:style-name="T13">Step 5: <text:s/></text:span>Under the comment for initialize variables, set <text:span text:style-name="T10">endProgram</text:span> to ‘no’ and <text:span text:style-name="T10">playerOne</text:span> and <text:span text:style-name="T10">playerTwo</text:span> to ‘NO NAME’. <text:s/></text:p>
      <text:p text:style-name="Standard"/>
      <text:p text:style-name="Standard"><text:span text:style-name="T13">Step 6: <text:s/></text:span>Under the comment for making a call to inputNames, set the function call to both playerOne and playerTwo and pass both variables to the function as arguments. <text:s/>This must be done because both values need to be returned from the function. <text:s/>This is done as follows:</text:p>
      <text:p text:style-name="Standard"/>
      <text:p text:style-name="P24" loext:marker-style-name="T6"><text:s text:c="4"/><text:span text:style-name="T6">playerOne, playerTwo = inputNames(playerOne, playerTwo)</text:span><text:span text:style-name="T6"/></text:p>
      <text:p text:style-name="P33" loext:marker-style-name="T6"/>
      <text:p text:style-name="Standard"><text:span text:style-name="T13">Step 7: <text:s/></text:span>Inside your <text:span text:style-name="T10">while</text:span> loop, set <text:span text:style-name="T10">winnersName</text:span> to ‘NO NAME’ and <text:span text:style-name="T10">p1number</text:span> and <text:span text:style-name="T10">p2number</text:span> to 0. </text:p>
      <text:p text:style-name="Standard"/>
      <text:p text:style-name="Standard"><text:span text:style-name="T13">Step 8: <text:s/></text:span>Make a call to <text:span text:style-name="T10">rollDice</text:span> and pass the necessary variables needed in this function. <text:s/>This function should be set to the <text:span text:style-name="T10">winnerName</text:span> as that variable will be returned from the function. <text:s/>This is done as follows:</text:p>
      <text:p text:style-name="Standard"/>
      <text:p text:style-name="Standard" loext:marker-style-name="T12"><text:span text:style-name="T12">winnerName = rollDice(p1number, p2number, playerOne, playerTwo, </text:span><text:span text:style-name="T12"/></text:p>
      <text:p text:style-name="Standard" loext:marker-style-name="T5"><text:span text:style-name="T12"><text:s text:c="22"/>winnerName)</text:span><text:span text:style-name="T6"/></text:p>
      <text:p text:style-name="Standard"/>
      <text:p text:style-name="Standard"><text:span text:style-name="T13">Step 9: <text:s/></text:span>Make a call to <text:span text:style-name="T10">displayInfo</text:span> and pass it <text:span text:style-name="T10">winnerName</text:span>.</text:p>
      <text:p text:style-name="Standard"/>
      <text:p text:style-name="Standard"><text:span text:style-name="T13">Step 10: <text:s/></text:span>The next step is to write the function that will allow both players to enter their names. <text:s/>Write a function heading that matches your function call in Step 6, making sure to accept two arguments. <text:s/>The body of this function will use the <text:span text:style-name="T10">input</text:span> function to take in both players names, and one <text:span text:style-name="T10">return</text:span> statement that returns both <text:span text:style-name="T10">playerOne</text:span> and <text:span text:style-name="T10">playerTwo</text:span> variable <text:s/>The <text:span text:style-name="T10">return</text:span> statement should look as follows:</text:p>
      <text:p text:style-name="Standard"/>
      <text:p text:style-name="P24" loext:marker-style-name="T6"><text:span text:style-name="T6">return playerOne, playerTwo</text:span><text:span text:style-name="T6"/></text:p>
      <text:p text:style-name="Standard"/>
      <text:p text:style-name="Standard"><text:span text:style-name="T13">Step 11: <text:s/></text:span>The next function to code is the <text:span text:style-name="T10">rollDice</text:span> function. <text:s/>Write the function header to match the function call in Step 8. <text:s/>This function body will call the <text:span text:style-name="T10">random</text:span> function to determine <text:span text:style-name="T10">p1number</text:span> and <text:span text:style-name="T10">p2number</text:span>. <text:s/>The code should look as follows:</text:p>
      <text:p text:style-name="Standard"/>
      <text:p text:style-name="P24" loext:marker-style-name="T6"><text:span text:style-name="T6">p1number = random.randint(1, 6)</text:span><text:span text:style-name="T6"/></text:p>
      <text:p text:style-name="Standard" loext:marker-style-name="T6"><text:span text:style-name="T6"><text:s text:c="3"/><text:tab/>p2number = random.randint(1, 6)</text:span><text:span text:style-name="T6"/></text:p>
      <text:p text:style-name="Standard"/>
      <text:p text:style-name="Standard"><text:span text:style-name="T13">Step 12: <text:s/></text:span>Next, inside this function write a nested <text:span text:style-name="T10">if</text:span> <text:span text:style-name="T10">else</text:span> statement that will set <text:span text:style-name="T10">winnerName</text:span> to either <text:span text:style-name="T10">playerOne</text:span>, <text:span text:style-name="T10">playerTwo</text:span>, or "TIE". <text:s/></text:p>
      <text:p text:style-name="Standard"/>
      <text:p text:style-name="Standard"><text:span text:style-name="T13">Step 13: <text:s/></text:span>The final step in this function is to return <text:span text:style-name="T10">winnerName</text:span>.</text:p>
      <text:p text:style-name="Standard"/>
      <text:p text:style-name="Standard"><text:soft-page-break/><text:span text:style-name="T13">Step 14: <text:s/></text:span>The final function to code is the <text:span text:style-name="T10">displayInfo</text:span> function. <text:s/>Write the function header to match the call made in Step 9. <text:s/>The body of the function should simply print the <text:span text:style-name="T10">winnerName</text:span> variable to the screen.</text:p>
      <text:p text:style-name="Standard"/>
      <text:p text:style-name="Standard"><text:span text:style-name="T13">Step</text:span> <text:span text:style-name="T13">15: <text:s/></text:span><text:span text:style-name="T20">Submit this completed word document and CIS129_YourName_Lab7.py source file to D2L.</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7</meta:editing-cycles>
    <meta:creation-date>2024-01-17T20:44:00</meta:creation-date>
    <dc:date>2024-10-29T17:02:03.866000000</dc:date>
    <meta:editing-duration>PT4H13M46S</meta:editing-duration>
    <meta:generator>LibreOffice/24.2.3.2$Windows_X86_64 LibreOffice_project/433d9c2ded56988e8a90e6b2e771ee4e6a5ab2ba</meta:generator>
    <meta:document-statistic meta:table-count="1" meta:image-count="0" meta:object-count="0" meta:page-count="8" meta:paragraph-count="168" meta:word-count="1816" meta:character-count="11203" meta:non-whitespace-character-count="9260"/>
    <meta:user-defined meta:name="AppVersion">16.0000</meta:user-defined>
    <meta:template xlink:type="simple" xlink:actuate="onRequest" xlink:title="Normal.dotm" xlink:href=""/>
  </office:meta>
</office:document-meta>
</file>